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5eceb" officeooo:paragraph-rsid="0015eceb" style:font-weight-asian="normal" style:font-weight-complex="normal"/>
    </style:style>
    <style:style style:name="P2" style:family="paragraph" style:parent-style-name="Standard">
      <style:text-properties officeooo:rsid="0015eceb" officeooo:paragraph-rsid="0015eceb"/>
    </style:style>
    <style:style style:name="P3" style:family="paragraph" style:parent-style-name="Standard">
      <style:text-properties fo:color="#ce181e" style:font-name="Padauk Book" fo:font-size="13pt" fo:font-style="italic" style:text-underline-style="solid" style:text-underline-width="auto" style:text-underline-color="font-color" fo:font-weight="bold" officeooo:rsid="00180199" officeooo:paragraph-rsid="0015eceb" style:font-size-asian="11.3500003814697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text-properties fo:color="#ce181e" style:font-name="Padauk Book" fo:font-size="13pt" fo:font-style="normal" style:text-underline-style="none" fo:font-weight="normal" officeooo:rsid="00180199" officeooo:paragraph-rsid="00180199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color="#ce181e" style:font-name="Noto Mono" fo:font-size="13pt" fo:font-style="italic" style:text-underline-style="solid" style:text-underline-width="auto" style:text-underline-color="font-color" fo:font-weight="bold" officeooo:rsid="0019b40d" officeooo:paragraph-rsid="0019b40d" style:font-size-asian="11.3500003814697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text-properties fo:color="#ce181e" style:font-name="Noto Mono" fo:font-size="13pt" fo:font-style="italic" style:text-underline-style="solid" style:text-underline-width="auto" style:text-underline-color="font-color" fo:font-weight="normal" officeooo:rsid="0019b40d" officeooo:paragraph-rsid="0019b40d" style:font-size-asian="11.3500003814697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 style:list-style-name="L1">
      <style:text-properties officeooo:rsid="0015eceb" officeooo:paragraph-rsid="0015eceb"/>
    </style:style>
    <style:style style:name="P8" style:family="paragraph" style:parent-style-name="Standard" style:list-style-name="L2">
      <style:text-properties fo:font-weight="normal" officeooo:rsid="0015eceb" officeooo:paragraph-rsid="0015eceb" style:font-weight-asian="normal" style:font-weight-complex="normal"/>
    </style:style>
    <style:style style:name="P9" style:family="paragraph" style:parent-style-name="Standard">
      <style:text-properties fo:font-weight="bold" officeooo:rsid="0016fdc2" officeooo:paragraph-rsid="0015eceb" style:font-weight-asian="bold" style:font-weight-complex="bold"/>
    </style:style>
    <style:style style:name="P10" style:family="paragraph" style:parent-style-name="Standard">
      <style:text-properties style:use-window-font-color="true" style:font-name="Noto Mono" fo:font-size="13pt" fo:font-style="normal" style:text-underline-style="none" fo:font-weight="normal" officeooo:rsid="0019b40d" officeooo:paragraph-rsid="0019b40d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style:use-window-font-color="true" style:font-name="Noto Mono" fo:font-size="13pt" fo:font-style="normal" style:text-underline-style="none" fo:font-weight="normal" officeooo:rsid="0015eceb" officeooo:paragraph-rsid="0019b40d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fdc2" style:font-weight-asian="bold" style:font-weight-complex="bold"/>
    </style:style>
    <style:style style:name="T3" style:family="text">
      <style:text-properties fo:font-weight="bold" officeooo:rsid="0018019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b40d" style:font-weight-asian="normal" style:font-weight-complex="normal"/>
    </style:style>
    <style:style style:name="T6" style:family="text">
      <style:text-properties officeooo:rsid="0016fdc2"/>
    </style:style>
    <style:style style:name="T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fo:font-style="normal" style:text-underline-style="none" style:font-style-asian="normal" style:font-style-complex="normal"/>
    </style:style>
    <style:style style:name="T9" style:family="text">
      <style:text-properties style:use-window-font-color="true" fo:font-style="normal" style:text-underline-style="none" officeooo:rsid="0015eceb" style:font-style-asian="normal" style:font-style-complex="normal"/>
    </style:style>
    <style:style style:name="T10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.</text:p>
      <text:list xml:id="list4047823069" text:style-name="L1">
        <text:list-item>
          <text:p text:style-name="P7">List down four effects of parasites on livestock. <text:s/><text:span text:style-name="T1">Irritation, Anemia, poor health and poor quality</text:span></text:p>
        </text:list-item>
        <text:list-item>
          <text:p text:style-name="P7"><text:span text:style-name="T4">Which internal parasite </text:span><text:span text:style-name="T5">attacks</text:span><text:span text:style-name="T4"> fish? </text:span><text:span text:style-name="T1">Roundworm</text:span></text:p>
        </text:list-item>
      </text:list>
      <text:p text:style-name="P1">8. <text:span text:style-name="T1">Round worm</text:span> is an internal parasite that attacks poultry.</text:p>
      <text:p text:style-name="P1">9.</text:p>
      <text:list xml:id="list624952954" text:style-name="L2">
        <text:list-item>
          <text:p text:style-name="P8">Name two internal parasites that don’t attack pigs. <text:span text:style-name="T1">Hook worm</text:span></text:p>
        </text:list-item>
        <text:list-item>
          <text:p text:style-name="P8">Sucking of blood by some parasites cause <text:span text:style-name="T3">anaemia</text:span></text:p>
        </text:list-item>
      </text:list>
      <text:p text:style-name="P1">10. Which parasite affects <text:span text:style-name="T6">the quality of meat? </text:span><text:span text:style-name="T2">Tapeworms</text:span></text:p>
      <text:p text:style-name="P9"/>
      <text:p text:style-name="P5">CORRECTION</text:p>
      <text:p text:style-name="P10"/>
      <text:p text:style-name="P10">7.</text:p>
      <text:p text:style-name="P5"><text:span text:style-name="T7">a) List down four effects of parasites on livestock. </text:span><text:span text:style-name="T9">Irritation, </text:span><text:span text:style-name="T8">Anaemia</text:span><text:span text:style-name="T9">, poor health and poor quality.</text:span></text:p>
      <text:p text:style-name="P11">9.</text:p>
      <text:p text:style-name="P6"><text:span text:style-name="T9">a</text:span><text:span text:style-name="T8">) Name two internal parasite that don’t attack pigs? </text:span><text:span text:style-name="T10">Roundworm and Hookworm.</text:span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5:06:20.726394089</meta:creation-date>
    <dc:date>2020-06-09T18:18:46.279560634</dc:date>
    <meta:editing-duration>PT14M1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95" meta:character-count="577" meta:non-whitespace-character-count="498"/>
  </office:meta>
</office:document-meta>
</file>